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8*"/>
    </style:style>
    <style:style style:name="Tabela1.B" style:family="table-column">
      <style:table-column-properties style:column-width="8.5cm" style:rel-column-width="32767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8*"/>
    </style:style>
    <style:style style:name="Tabela2.B" style:family="table-column">
      <style:table-column-properties style:column-width="8.5cm" style:rel-column-width="32767*"/>
    </style:style>
    <style:style style:name="Tabela2.A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8*"/>
    </style:style>
    <style:style style:name="Tabela3.B" style:family="table-column">
      <style:table-column-properties style:column-width="8.5cm" style:rel-column-width="32767*"/>
    </style:style>
    <style:style style:name="Tabela3.A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158df" officeooo:paragraph-rsid="001158df"/>
    </style:style>
    <style:style style:name="P2" style:family="paragraph" style:parent-style-name="Standard">
      <style:text-properties fo:font-weight="bold" officeooo:rsid="001158df" officeooo:paragraph-rsid="001158df" style:font-weight-asian="bold" style:font-weight-complex="bold"/>
    </style:style>
    <style:style style:name="P3" style:family="paragraph" style:parent-style-name="Standard">
      <style:text-properties officeooo:rsid="001158df" officeooo:paragraph-rsid="001158df"/>
    </style:style>
    <style:style style:name="P4" style:family="paragraph" style:parent-style-name="Standard">
      <style:text-properties officeooo:rsid="001158df" officeooo:paragraph-rsid="00229bf4"/>
    </style:style>
    <style:style style:name="P5" style:family="paragraph" style:parent-style-name="Standard">
      <style:text-properties officeooo:rsid="001158df" officeooo:paragraph-rsid="00267815"/>
    </style:style>
    <style:style style:name="P6" style:family="paragraph" style:parent-style-name="Standard">
      <style:text-properties officeooo:rsid="00209187" officeooo:paragraph-rsid="00209187"/>
    </style:style>
    <style:style style:name="P7" style:family="paragraph" style:parent-style-name="Standard">
      <style:text-properties officeooo:rsid="001ea527" officeooo:paragraph-rsid="001158df"/>
    </style:style>
    <style:style style:name="P8" style:family="paragraph" style:parent-style-name="Standard">
      <style:text-properties officeooo:rsid="0021a737" officeooo:paragraph-rsid="00229bf4"/>
    </style:style>
    <style:style style:name="P9" style:family="paragraph" style:parent-style-name="Standard">
      <style:text-properties officeooo:paragraph-rsid="0021a737"/>
    </style:style>
    <style:style style:name="P10" style:family="paragraph" style:parent-style-name="Standard">
      <style:text-properties officeooo:rsid="00240599" officeooo:paragraph-rsid="00240599"/>
    </style:style>
    <style:style style:name="P11" style:family="paragraph" style:parent-style-name="Standard">
      <style:text-properties officeooo:rsid="00240599" officeooo:paragraph-rsid="00267815"/>
    </style:style>
    <style:style style:name="P12" style:family="paragraph" style:parent-style-name="Standard">
      <style:text-properties officeooo:rsid="00267815" officeooo:paragraph-rsid="00267815"/>
    </style:style>
    <style:style style:name="P13" style:family="paragraph" style:parent-style-name="Standard">
      <style:text-properties officeooo:rsid="00196121" officeooo:paragraph-rsid="00267815"/>
    </style:style>
    <style:style style:name="P14" style:family="paragraph" style:parent-style-name="Standard">
      <style:text-properties officeooo:rsid="00286489" officeooo:paragraph-rsid="00286489"/>
    </style:style>
    <style:style style:name="P15" style:family="paragraph" style:parent-style-name="Standard">
      <style:text-properties officeooo:rsid="00125aac" officeooo:paragraph-rsid="001158df"/>
    </style:style>
    <style:style style:name="T1" style:family="text">
      <style:text-properties officeooo:rsid="00209187"/>
    </style:style>
    <style:style style:name="T2" style:family="text">
      <style:text-properties officeooo:rsid="0024d291"/>
    </style:style>
    <style:style style:name="T3" style:family="text">
      <style:text-properties officeooo:rsid="0021a737"/>
    </style:style>
    <style:style style:name="T4" style:family="text">
      <style:text-properties officeooo:rsid="00286489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envolvimento de Software Concorrente - 2020-1</text:p>
      <text:p text:style-name="P1"/>
      <text:p text:style-name="P1">Atividade <text:span text:style-name="T1">4</text:span></text:p>
      <text:p text:style-name="P1"/>
      <text:p text:style-name="P6">1 – Faça o diagrama de estados para o programa abaixo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boolean wantp <text:s/>false, wantq <text:s/>false</text:p>
          </table:table-cell>
          <table:covered-table-cell/>
        </table:table-row>
        <table:table-row>
          <table:table-cell table:style-name="Tabela1.A2" office:value-type="string">
            <text:p text:style-name="P6">q</text:p>
          </table:table-cell>
          <table:table-cell table:style-name="Tabela1.B2" office:value-type="string">
            <text:p text:style-name="P6">p</text:p>
          </table:table-cell>
        </table:table-row>
        <table:table-row>
          <table:table-cell table:style-name="Tabela1.A2" office:value-type="string">
            <text:p text:style-name="P1"><text:s text:c="4"/>loop forever</text:p>
            <text:p text:style-name="P1">q1: <text:s text:c="3"/>await wantp = false</text:p>
            <text:p text:style-name="P1">q2: <text:s text:c="3"/>wantq <text:s/>true</text:p>
            <text:p text:style-name="P1">q3: <text:s text:c="3"/>wantq <text:s/>false</text:p>
            <text:p text:style-name="P1"/>
          </table:table-cell>
          <table:table-cell table:style-name="Tabela1.B2" office:value-type="string">
            <text:p text:style-name="P1"><text:s text:c="5"/>loop forever</text:p>
            <text:p text:style-name="P1">p1: <text:s text:c="3"/>await wantq = false</text:p>
            <text:p text:style-name="P1">p2: <text:s text:c="3"/>wantp <text:s/>true</text:p>
            <text:p text:style-name="P1">p3: <text:s text:c="3"/>wantp <text:s/>false</text:p>
          </table:table-cell>
        </table:table-row>
      </table:table>
      <text:p text:style-name="P1"/>
      <text:p text:style-name="P9"><text:span text:style-name="T3">2 - Construa o diagrama de estados para o </text:span><text:span text:style-name="T2">progrma</text:span><text:span text:style-name="T3"> abaixo e use-o para mostrar que a exclusão mútua é válida:</text:span></text:p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4">boolean wantp <text:s/>false, wantq <text:s/>false</text:p>
          </table:table-cell>
          <table:covered-table-cell/>
        </table:table-row>
        <table:table-row>
          <table:table-cell table:style-name="Tabela2.A2" office:value-type="string">
            <text:p text:style-name="P10">p</text:p>
          </table:table-cell>
          <table:table-cell table:style-name="Tabela2.B2" office:value-type="string">
            <text:p text:style-name="P10">q</text:p>
          </table:table-cell>
        </table:table-row>
        <table:table-row>
          <table:table-cell table:style-name="Tabela2.A2" office:value-type="string">
            <text:p text:style-name="P4"><text:s text:c="3"/>loop forever</text:p>
            <text:p text:style-name="P4">p1: <text:s text:c="3"/>non-critical section</text:p>
            <text:p text:style-name="P4">p2: <text:s text:c="3"/>wantp <text:s/>true</text:p>
            <text:p text:style-name="P4">p3: <text:s text:c="3"/>await wantq = false</text:p>
            <text:p text:style-name="P4">p4: <text:s text:c="3"/>critical section</text:p>
            <text:p text:style-name="P4">p5: <text:s text:c="3"/>wantp <text:s/>false</text:p>
          </table:table-cell>
          <table:table-cell table:style-name="Tabela2.B2" office:value-type="string">
            <text:p text:style-name="P4"><text:s text:c="5"/>loop forever</text:p>
            <text:p text:style-name="P4">q1: <text:s text:c="3"/>non-critical section</text:p>
            <text:p text:style-name="P4">q2: <text:s text:c="3"/>wantq <text:s/>true</text:p>
            <text:p text:style-name="P4">q3: <text:s text:c="3"/>await wantp = false</text:p>
            <text:p text:style-name="P4">q4: <text:s text:c="3"/>critical section</text:p>
            <text:p text:style-name="P4">q5: <text:s text:c="3"/>wantq <text:s/>false</text:p>
          </table:table-cell>
        </table:table-row>
      </table:table>
      <text:p text:style-name="P8"><text:s/></text:p>
      <text:p text:style-name="P12">3 – <text:span text:style-name="T4">Para o programa abaixo, responda os itens:</text:span></text:p>
      <text:p text:style-name="P7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5">boolean wantp <text:s/>false, wantq <text:s/>false</text:p>
          </table:table-cell>
          <table:covered-table-cell/>
        </table:table-row>
        <table:table-row>
          <table:table-cell table:style-name="Tabela3.A2" office:value-type="string">
            <text:p text:style-name="P11">p</text:p>
          </table:table-cell>
          <table:table-cell table:style-name="Tabela3.B2" office:value-type="string">
            <text:p text:style-name="P11">q</text:p>
          </table:table-cell>
        </table:table-row>
        <table:table-row>
          <table:table-cell table:style-name="Tabela3.A2" office:value-type="string">
            <text:p text:style-name="P5"><text:s text:c="3"/>loop forever</text:p>
            <text:p text:style-name="P5">p1: <text:s text:c="2"/>non-critical section</text:p>
            <text:p text:style-name="P5">p2: <text:s text:c="2"/>wantp <text:s/>true</text:p>
            <text:p text:style-name="P5">p3: <text:s text:c="2"/>while wantq</text:p>
            <text:p text:style-name="P5">p4: <text:s text:c="8"/>wantp <text:s/>false</text:p>
            <text:p text:style-name="P5">p5: <text:s text:c="8"/>wantp <text:s/>true</text:p>
            <text:p text:style-name="P5">p6: <text:s text:c="2"/>critical section</text:p>
            <text:p text:style-name="P5">p7: <text:s text:c="2"/>wantp <text:s/>false</text:p>
          </table:table-cell>
          <table:table-cell table:style-name="Tabela3.B2" office:value-type="string">
            <text:p text:style-name="P5"><text:s text:c="5"/>loop forever</text:p>
            <text:p text:style-name="P5">q1: <text:s text:c="2"/>non-critical section</text:p>
            <text:p text:style-name="P5">q2: <text:s text:c="2"/>wantq <text:s/>true</text:p>
            <text:p text:style-name="P5">q3: <text:s text:c="2"/>while wantp</text:p>
            <text:p text:style-name="P5">q4: <text:s text:c="7"/>wantq <text:s/>false</text:p>
            <text:p text:style-name="P5">q5: <text:s text:c="7"/>wantq <text:s/>true</text:p>
            <text:p text:style-name="P5">q6: <text:s text:c="2"/>critical section</text:p>
            <text:p text:style-name="P5">q7: <text:s text:c="2"/>wantq <text:s/>false</text:p>
          </table:table-cell>
        </table:table-row>
      </table:table>
      <text:p text:style-name="P13"/>
      <text:p text:style-name="P14">a) Construa a forma tabular (ou diagrama de estados) do cenário para starvation como mostrado em 3.5;</text:p>
      <text:p text:style-name="P14">b) Explique o porquê desse cenário ser considerado starvation e não uma livelock como na terceira tentativa.</text:p>
      <text:p text:style-name="P14">c) Construa um cenário onde um processo entra em starvation e outro entra na SC infinitamente.</text:p>
      <text:p text:style-name="P14"/>
      <text:p text:style-name="P15"><text:span text:style-name="T5">Referências: Ben-Ari, M. (2006). Principles of Concurrent and Distributed Programming. Boston: Addison-Wesley (Second Edition). ISBN 978-0-321-31283-9.</text:span></text:p>
      <text:p text:style-name="P1"><text:s text:c="4"/>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22:14:32.939000000</meta:creation-date>
    <dc:date>2020-09-01T13:04:21.549000000</dc:date>
    <meta:editing-duration>PT1H57M29S</meta:editing-duration>
    <meta:editing-cycles>22</meta:editing-cycles>
    <meta:generator>LibreOffice/6.4.5.2$Windows_X86_64 LibreOffice_project/a726b36747cf2001e06b58ad5db1aa3a9a1872d6</meta:generator>
    <meta:document-statistic meta:table-count="3" meta:image-count="0" meta:object-count="0" meta:page-count="1" meta:paragraph-count="57" meta:word-count="244" meta:character-count="1576" meta:non-whitespace-character-count="1233"/>
    <meta:user-defined meta:name="DocumentEncoding">utf-8</meta:user-defined>
    <meta:user-defined meta:name="HTML" meta:value-type="boolean">true</meta:user-defined>
  </office:meta>
</office:document-meta>
</file>